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mbria" svg:font-family="Cambria" style:font-adornments="Norm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StarSymbol" svg:font-family="StarSymbol"/>
    <style:font-face style:name="Tahoma" svg:font-family="Tahoma"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FP_20_CUERPO">
      <style:text-properties officeooo:paragraph-rsid="0016e662"/>
    </style:style>
    <style:style style:name="P5" style:family="paragraph" style:parent-style-name="FP_20_CUERPO">
      <style:text-properties officeooo:paragraph-rsid="0016ee5f"/>
    </style:style>
    <style:style style:name="P6" style:family="paragraph" style:parent-style-name="Heading_20_1" style:list-style-name="FP_20_LISTA"/>
    <style:style style:name="P7" style:family="paragraph" style:parent-style-name="Heading_20_1" style:list-style-name="FP_20_LISTA">
      <style:text-properties officeooo:paragraph-rsid="0016ee5f"/>
    </style:style>
    <style:style style:name="P8" style:family="paragraph" style:parent-style-name="Heading_20_2" style:list-style-name="FP_20_LISTA"/>
    <style:style style:name="P9" style:family="paragraph" style:parent-style-name="Heading_20_3" style:list-style-name="FP_20_LISTA"/>
    <style:style style:name="T1" style:family="text">
      <style:text-properties officeooo:rsid="0016e662"/>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text:a xlink:type="simple" xlink:href="#__RefHeading___Toc336_4291417711" text:style-name="Index_20_Link" text:visited-style-name="Index_20_Link"><text:s/>1. Tarea para PSP07 (Fecha límite 01/05/23)<text:tab/>1</text:a></text:p>
          <text:p text:style-name="P2"><text:a xlink:type="simple" xlink:href="#__RefHeading___Toc326_4291417711" text:style-name="Index_20_Link" text:visited-style-name="Index_20_Link"><text:s/>a) Ejercicio 1.<text:tab/>1</text:a></text:p>
          <text:p text:style-name="P3"><text:a xlink:type="simple" xlink:href="#__RefHeading___Toc328_4291417711" text:style-name="Index_20_Link" text:visited-style-name="Index_20_Link">Se tendrá en cuenta:<text:tab/>1</text:a></text:p>
          <text:p text:style-name="P3"><text:a xlink:type="simple" xlink:href="#__RefHeading___Toc330_4291417711" text:style-name="Index_20_Link" text:visited-style-name="Index_20_Link">Indicaciones de entrega.<text:tab/>1</text:a></text:p>
        </text:index-body>
      </text:table-of-content>
      <text:list xml:id="list2201594626" text:style-name="FP_20_LISTA">
        <text:list-item>
          <text:h text:style-name="P7" text:outline-level="1"><text:bookmark-start text:name="__RefHeading___Toc336_4291417711"/>Tarea para PSP07 (Fecha límite 01/05/23)<text:bookmark-end text:name="__RefHeading___Toc336_4291417711"/></text:h>
        </text:list-item>
      </text:list>
      <text:p text:style-name="P5"><text:bookmark-start text:name="__RefHeading___Toc324_4291417711"/>Detalles de la tarea de esta unidad<text:bookmark-end text:name="__RefHeading___Toc324_4291417711"/></text:p>
      <text:p text:style-name="P4">Enunciado.</text:p>
      <text:list xml:id="list1926208205" text:style-name="FP_20_LISTA">
        <text:list-item>
          <text:list>
            <text:list-item>
              <text:h text:style-name="P8" text:outline-level="2"><text:bookmark-start text:name="__RefHeading___Toc326_4291417711"/>Ejercicio 1.<text:bookmark-end text:name="__RefHeading___Toc326_4291417711"/></text:h>
            </text:list-item>
          </text:list>
        </text:list-item>
      </text:list>
      <text:p text:style-name="FP_20_CUERPO">De igual manera a lo visto en el tema, ahora te proponemos un ejercicio que genere una cadena de texto y la deje almacenada en un fichero encriptado, en la raíz del proyecto hayas creado, con el nombre fichero. cifrado.</text:p>
      <text:p text:style-name="FP_20_CUERPO">Para encriptar el fichero, utilizarás el algoritmo Rijndael o AES, con las especificaciones de modo y relleno siguientes: Rijndael/ECB/PKCS5Padding.</text:p>
      <text:p text:style-name="FP_20_CUERPO">La clave, la debes generar de la siguiente forma:</text:p>
      <text:p text:style-name="FP_20_CUERPO">A partir de un número aleatorio con semilla la cadena del nombre de usuario + password.</text:p>
      <text:p text:style-name="FP_20_CUERPO">Con una longitud o tamaño 128 bits.</text:p>
      <text:p text:style-name="FP_20_CUERPO">Para probar el funcionamiento, el mismo programa debe acceder al fichero encriptado para desencriptarlo e imprimir su contenido.</text:p>
      <text:p text:style-name="FP_20_CUERPO">Criterios de puntuación. Total 10 puntos.</text:p>
      <text:p text:style-name="FP_20_CUERPO">Total 10 puntos.</text:p>
      <text:list xml:id="list220321430323126" text:continue-list="list2201594626" text:style-name="FP_20_LISTA">
        <text:list-item>
          <text:list>
            <text:list-item>
              <text:list>
                <text:list-item>
                  <text:h text:style-name="P9" text:outline-level="3"><text:bookmark-start text:name="__RefHeading___Toc328_4291417711"/>Se tendrá en cuenta:<text:bookmark-end text:name="__RefHeading___Toc328_4291417711"/></text:h>
                </text:list-item>
              </text:list>
            </text:list-item>
          </text:list>
        </text:list-item>
      </text:list>
      <text:p text:style-name="FP_20_CUERPO">El funcionamiento correcto del programa.</text:p>
      <text:p text:style-name="FP_20_CUERPO">El uso adecuado del API criptográfico.</text:p>
      <text:p text:style-name="FP_20_CUERPO">Tratamiento adecuado de posibles excepciones.</text:p>
      <text:p text:style-name="FP_20_CUERPO">Entrega de documento donde se vea el correcto funcionamiento mediante pantallazos.</text:p>
      <text:p text:style-name="FP_20_CUERPO">Recursos necesarios para realizar la Tarea.</text:p>
      <text:p text:style-name="FP_20_CUERPO">Los contenidos y ejemplos realizados en la Unidad.</text:p>
      <text:p text:style-name="FP_20_CUERPO">Consejos y recomendaciones.</text:p>
      <text:p text:style-name="FP_20_CUERPO">Ninguno en particular.</text:p>
      <text:list xml:id="list220321525690986" text:continue-numbering="true" text:style-name="FP_20_LISTA">
        <text:list-item>
          <text:list>
            <text:list-item>
              <text:list>
                <text:list-item>
                  <text:h text:style-name="P9" text:outline-level="3"><text:bookmark-start text:name="__RefHeading___Toc330_4291417711"/><text:span text:style-name="T1">Indicaciones</text:span> de entrega.<text:bookmark-end text:name="__RefHeading___Toc330_4291417711"/></text:h>
                </text:list-item>
              </text:list>
            </text:list-item>
          </text:list>
        </text:list-item>
      </text:list>
      <text:p text:style-name="FP_20_CUERPO">Elabora un documento con un procesador de texto donde muestres brevemente el funcionamiento del ejercicio. El documento debe tener tamaño de página A4, estilo de letra Times New Roman, tamaño 12 e interlineado normal.</text:p>
      <text:p text:style-name="FP_20_CUERPO"/>
      <text:p text:style-name="FP_20_CUERPO">Debes enviar el informe, y el proyecto, comprimido en un fichero.</text:p>
      <text:p text:style-name="FP_20_CUERPO"><text:soft-page-break/></text:p>
      <text:p text:style-name="FP_20_CUERPO">El envío se realizará a través de la plataforma de la forma establecida para ello, y el archivo se nombrará siguiendo las siguientes pautas:</text:p>
      <text:p text:style-name="FP_20_CUERPO"/>
      <text:p text:style-name="FP_20_CUERPO">apellido1_apellido2_nombre_SIGxx_Tare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mbria" svg:font-family="Cambria" style:font-adornments="Norm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StarSymbol" svg:font-family="Star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P_20_CUERPO" style:display-name="FP CUERPO" style:family="paragraph" style:parent-style-name="Text_20_body" style:master-page-name="">
      <style:paragraph-properties fo:margin-top="0cm" fo:margin-bottom="0.101cm" style:contextual-spacing="false" fo:text-align="justify" style:justify-single-word="false" style:page-number="auto">
        <style:tab-stops/>
      </style:paragraph-properties>
      <style:text-properties style:font-name="Cambria" fo:font-family="Cambria" style:font-style-name="Normal" style:font-family-generic="roman"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FP_20_LISTA" style:display-name="FP LISTA">
      <text:list-level-style-number text:level="1" text:style-name="Numbering_20_Symbols" loext:num-list-format=" %1%." style:num-prefix=" " style:num-suffix="." style:num-format="1">
        <style:list-level-properties text:list-level-position-and-space-mode="label-alignment">
          <style:list-level-label-alignment text:label-followed-by="space" fo:text-indent="-1.33cm" fo:margin-left="1.33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space" fo:text-indent="-2.03cm" fo:margin-left="2.03cm"/>
        </style:list-level-properties>
      </text:list-level-style-number>
      <text:list-level-style-bullet text:level="3" text:style-name="Bullet_20_Symbols" loext:num-list-format="%3%" text:bullet-char="•">
        <style:list-level-properties text:list-level-position-and-space-mode="label-alignment">
          <style:list-level-label-alignment text:label-followed-by="space" fo:text-indent="-2.231cm" fo:margin-left="2.731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801cm" fo:text-indent="-0.7cm" fo:margin-left="3.431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501cm" fo:text-indent="-0.7cm" fo:margin-left="4.13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2cm" fo:text-indent="-0.7cm" fo:margin-left="4.83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9cm" fo:text-indent="-0.7cm" fo:margin-left="5.53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cm" fo:text-indent="-0.7cm" fo:margin-left="6.23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01cm" fo:text-indent="-0.7cm" fo:margin-left="6.93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01cm" fo:text-indent="-0.7cm" fo:margin-left="7.631cm"/>
        </style:list-level-properties>
        <style:text-properties style:font-name="Star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3-23T22:03:19.309000000</dc:date>
    <meta:editing-duration>PT34M54S</meta:editing-duration>
    <meta:editing-cycles>2</meta:editing-cycles>
    <meta:generator>LibreOffice/7.4.3.2$Windows_X86_64 LibreOffice_project/1048a8393ae2eeec98dff31b5c133c5f1d08b890</meta:generator>
    <meta:document-statistic meta:table-count="0" meta:image-count="0" meta:object-count="0" meta:page-count="2" meta:paragraph-count="31" meta:word-count="284" meta:character-count="1798" meta:non-whitespace-character-count="1545"/>
  </office:meta>
</office:document-meta>
</file>